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5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6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7" style:family="paragraph" style:parent-style-name="Text_20_body">
      <style:text-properties style:font-name="Calibri" fo:font-size="10pt" fo:font-weight="normal" officeooo:rsid="0075ad99" officeooo:paragraph-rsid="0075ad99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" fo:font-size="10pt" fo:font-weight="bold" officeooo:rsid="0076d484" officeooo:paragraph-rsid="0076d484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4b866e"/>
    </style:style>
    <style:style style:name="P10" style:family="paragraph" style:parent-style-name="Text_20_body">
      <style:text-properties fo:color="#2a6099" loext:opacity="100%" style:font-name="Calibri" fo:font-size="14pt" officeooo:paragraph-rsid="002d16dc" style:font-size-asian="14pt" style:font-size-complex="14pt"/>
    </style:style>
    <style:style style:name="P11" style:family="paragraph" style:parent-style-name="Text_20_body">
      <style:text-properties fo:font-size="4pt" style:font-size-asian="4.19999980926514pt" style:font-size-complex="4.80000019073486pt"/>
    </style:style>
    <style:style style:name="P12" style:family="paragraph" style:parent-style-name="Text_20_body">
      <style:text-properties officeooo:paragraph-rsid="0041e98c"/>
    </style:style>
    <style:style style:name="P13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82ac6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968f0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6d484" officeooo:paragraph-rsid="007a40ff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82ac6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609b64" style:font-size-asian="10pt" style:font-size-complex="10pt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a7e25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f2fc4" style:font-weight-asian="normal" style:font-weight-complex="normal"/>
    </style:style>
    <style:style style:name="T13" style:family="text">
      <style:text-properties style:text-underline-style="none" fo:font-weight="normal" officeooo:rsid="00876ac9" style:font-weight-asian="normal" style:font-weight-complex="normal"/>
    </style:style>
    <style:style style:name="T14" style:family="text">
      <style:text-properties style:text-underline-style="none" fo:font-weight="normal" officeooo:rsid="00882ac6" style:font-weight-asian="normal" style:font-weight-complex="normal"/>
    </style:style>
    <style:style style:name="T15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7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8" style:family="text">
      <style:text-properties style:font-name="Calibri" fo:font-size="9pt" style:text-underline-style="none" fo:font-weight="normal" officeooo:rsid="008280c5" style:font-size-asian="9pt" style:font-weight-asian="normal" style:font-size-complex="9pt" style:font-weight-complex="normal"/>
    </style:style>
    <style:style style:name="T19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76d484"/>
    </style:style>
    <style:style style:name="T26" style:family="text">
      <style:text-properties officeooo:rsid="007b9621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tracked-changes>
        <text:changed-region xml:id="ct93948723962784" text:id="ct93948723962784">
          <text:insertion>
            <office:change-info>
              <dc:creator>J Cercy</dc:creator>
              <dc:date>2021-06-01T00:00:1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128_489600869" loext:resolved="false"><dc:creator>J Cercy</dc:creator><dc:date>2021-06-01T00:00:17.179211982</dc:date><meta:creator-initials>JC</meta:creator-initials><text:p text:style-name="P21"><text:span text:style-name="T27">Faire plus libre avec des coup de pouces</text:span></text:p><text:p text:style-name="P21"><text:span text:style-name="T27">→ </text:span><text:span text:style-name="T27">à quel distance à frappé l'éclair ?</text:span></text:p><text:p text:style-name="P21"><text:span text:style-name="T27">→ </text:span><text:span text:style-name="T27">comparer la distance parcourue par la lumière en un tout petit temps par rapport à la taille de la terre, qu'en déduire ?</text:span></text:p><text:p text:style-name="P21"><text:span text:style-name="T27">→ </text:span><text:span text:style-name="T27">qu'en déduire par rapport à la distance qui les sépare de l'éclair</text:span></text:p><text:p text:style-name="P21"><text:span text:style-name="T27">→ </text:span><text:span text:style-name="T27">qu'est-ce que cela signifie u e le son et la lumière n'arrive pas en même temps</text:span></text:p><text:p text:style-name="P21"><text:span text:style-name="T27">→ </text:span><text:span text:style-name="T27">la lumière arrivent -elles instantanément ou presque ?</text:span></text:p><text:p text:style-name="P21"><text:span text:style-name="T27">→ </text:span><text:span text:style-name="T27">le temps d'arrivée du son ?</text:span></text:p><text:p text:style-name="P21"><text:span text:style-name="T27">Deuxième partie avec l'expérience du canon.</text:span></text:p></office:annotation><text:span text:style-name="T1">Activité </text:span><text:span text:style-name="T3">: <text:s/></text:span><text:span text:style-name="T2">Vitesse du son</text:span><text:span text:style-name="T3">.</text:span></text:p>
      <text:p text:style-name="P2"><text:span text:style-name="T24">Objectifs :</text:span><text:span text:style-name="T10"> </text:span></text:p>
      <text:p text:style-name="P9"><text:span text:style-name="T15">-</text:span><text:span text:style-name="T16"> </text:span><text:span text:style-name="T17">V</text:span><text:span text:style-name="T18">itesse du son dans l'air.</text:span></text:p>
      <text:p text:style-name="P6"/>
      <text:p text:style-name="P3">Contexte :</text:p>
      <text:p text:style-name="P7">La foudre tombe à quelques kilomètres de la maison de campagne de <text:span text:style-name="T25">Ewilan et Salim, </text:span><text:span text:style-name="T26">ils perçoivent la lumière de l'éclair mais sont obligés d'attendre plusieurs seconde avant d'entendre son grondement.</text:span></text:p>
      <text:p text:style-name="P8">comment expliquer le décalage ?</text:p>
      <text:p text:style-name="P5"/>
      <text:p text:style-name="P4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7">Document type.</text:span></text:p>
      <text:p text:style-name="Text_20_body"><text:span text:style-name="T20">L</text:span><text:span text:style-name="T21">e texte du document</text:span>.</text:p>
      <text:p text:style-name="Text_20_body"/>
      <text:p text:style-name="P11"/>
      <text:p text:style-name="P1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9"><text:s text:c="5"/></text:span><text:span text:style-name="T8">Votre mission-travail à réaliser </text:span><text:span text:style-name="T9">:</text:span></text:p>
      <text:list xml:id="list2616174818" text:style-name="L1">
        <text:list-item>
          <text:p text:style-name="P16">D'après ce que tu connais de la vitesse de la lumière, que peut tu dire de la durée qui passe avant que le signal lumineux ne parviennent à Ewilan et Salim ?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54763816829" text:continue-numbering="true" text:style-name="L1">
        <text:list-item>
          <text:p text:style-name="P17"><text:span text:style-name="T11">C</text:span><text:span text:style-name="T13">ompare avec la durée que met le son à parvenir jusqu'à eux, que peux-tu en déduire ?</text:span>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55541850157" text:continue-numbering="true" text:style-name="L1">
        <text:list-item>
          <text:p text:style-name="P18"><text:span text:style-name="T13">S</text:span><text:span text:style-name="T14">i tu devais déterminer la vitesse du son, comment t'y prendrais-tu ?</text:span>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5">…………………………………………….……………………………………………………………………………………………………….………………………………….……………………………..</text:p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<text:span text:style-name="T22">Pour a</text:span><text:span text:style-name="T23">ller un peu plus loin :</text:span></text:p>
      <text:list xml:id="list256008414772" text:continue-numbering="true" text:style-name="L1">
        <text:list-item>
          <text:p text:style-name="P20"><text:span text:style-name="T12">Q</text:span><text:span text:style-name="T11">uestion type</text:span>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56257003965" text:continue-numbering="true" text:style-name="L1">
        <text:list-item>
          <text:p text:style-name="P19"><text:span text:style-name="T12">Q</text:span><text:span text:style-name="T11">uestion type</text:span>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text:change-start text:change-id="ct93948723962784"/><office:annotation-end office:name="__Annotation__128_489600869"/><text:change-end text:change-id="ct9394872396278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3M24S</meta:editing-duration>
    <meta:editing-cycles>34</meta:editing-cycles>
    <meta:generator>LibreOffice/7.0.4.2$Linux_X86_64 LibreOffice_project/00$Build-2</meta:generator>
    <meta:creation-date>2021-02-11T10:59:54.903285377</meta:creation-date>
    <meta:initial-creator>J Cercy</meta:initial-creator>
    <dc:date>2021-06-01T00:02:54.150517779</dc:date>
    <dc:creator>J Cercy</dc:creator>
    <meta:document-statistic meta:table-count="0" meta:image-count="1" meta:object-count="0" meta:page-count="1" meta:paragraph-count="26" meta:word-count="152" meta:character-count="1705" meta:non-whitespace-character-count="1577"/>
  </office:meta>
</office:document-meta>
</file>